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249cm" fo:margin-left="-0.191cm" table:align="left" style:writing-mode="lr-tb"/>
    </style:style>
    <style:style style:name="Tableau1.A" style:family="table-column">
      <style:table-column-properties style:column-width="16.249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6.249cm" fo:margin-left="-0.191cm" table:align="left" style:writing-mode="lr-tb"/>
    </style:style>
    <style:style style:name="Tableau2.A" style:family="table-column">
      <style:table-column-properties style:column-width="16.249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6.249cm" fo:margin-left="-0.191cm" table:align="left" style:writing-mode="lr-tb"/>
    </style:style>
    <style:style style:name="Tableau3.A" style:family="table-column">
      <style:table-column-properties style:column-width="16.249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6.249cm" fo:margin-left="-0.191cm" table:align="left" style:writing-mode="lr-tb"/>
    </style:style>
    <style:style style:name="Tableau4.A" style:family="table-column">
      <style:table-column-properties style:column-width="16.249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6.249cm" fo:margin-left="-0.191cm" table:align="left" style:writing-mode="lr-tb"/>
    </style:style>
    <style:style style:name="Tableau5.A" style:family="table-column">
      <style:table-column-properties style:column-width="16.24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6.249cm" fo:margin-left="-0.191cm" table:align="left" style:writing-mode="lr-tb"/>
    </style:style>
    <style:style style:name="Tableau6.A" style:family="table-column">
      <style:table-column-properties style:column-width="16.249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7" style:family="table">
      <style:table-properties style:width="16.249cm" fo:margin-left="-0.191cm" table:align="left" style:writing-mode="lr-tb"/>
    </style:style>
    <style:style style:name="Tableau7.A" style:family="table-column">
      <style:table-column-properties style:column-width="16.249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8" style:family="table">
      <style:table-properties style:width="16.249cm" fo:margin-left="-0.191cm" table:align="left" style:writing-mode="lr-tb"/>
    </style:style>
    <style:style style:name="Tableau8.A" style:family="table-column">
      <style:table-column-properties style:column-width="16.249cm"/>
    </style:style>
    <style:style style:name="Tableau8.1" style:family="table-row">
      <style:table-row-properties style:min-row-height="0.993cm"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9" style:family="table">
      <style:table-properties style:width="16.249cm" fo:margin-left="-0.191cm" table:align="left" style:writing-mode="lr-tb"/>
    </style:style>
    <style:style style:name="Tableau9.A" style:family="table-column">
      <style:table-column-properties style:column-width="16.249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Calibri" fo:font-weight="bold" style:font-weight-asian="bold" style:font-name-complex="Calibri"/>
    </style:style>
    <style:style style:name="P2" style:family="paragraph" style:parent-style-name="Standard">
      <style:text-properties style:font-name="Calibri" fo:language="en" fo:country="GB" style:font-name-complex="Calibri"/>
    </style:style>
    <style:style style:name="P3" style:family="paragraph" style:parent-style-name="Standard">
      <style:paragraph-properties style:snap-to-layout-grid="false"/>
      <style:text-properties style:font-name="Calibri" officeooo:rsid="00121cb7" officeooo:paragraph-rsid="00121cb7" style:font-name-complex="Calibri"/>
    </style:style>
    <style:style style:name="P4" style:family="paragraph" style:parent-style-name="Standard">
      <style:text-properties style:font-name="Calibri" style:font-name-complex="Calibri"/>
    </style:style>
    <style:style style:name="P5" style:family="paragraph" style:parent-style-name="Standard">
      <style:paragraph-properties style:snap-to-layout-grid="false"/>
      <style:text-properties style:font-name="Calibri" style:font-name-complex="Calibri"/>
    </style:style>
    <style:style style:name="P6" style:family="paragraph" style:parent-style-name="Standard">
      <style:paragraph-properties style:snap-to-layout-grid="false"/>
      <style:text-properties style:font-name="Calibri" officeooo:paragraph-rsid="00121cb7" style:font-name-complex="Calibri"/>
    </style:style>
    <style:style style:name="P7" style:family="paragraph" style:parent-style-name="Standard">
      <style:paragraph-properties style:snap-to-layout-grid="false"/>
      <style:text-properties style:font-name="Calibri" officeooo:rsid="0012f507" officeooo:paragraph-rsid="0012f507" style:font-name-complex="Calibri"/>
    </style:style>
    <style:style style:name="P8" style:family="paragraph" style:parent-style-name="Standard">
      <style:paragraph-properties style:snap-to-layout-grid="false"/>
      <style:text-properties style:font-name="Calibri" officeooo:paragraph-rsid="0012f507" style:font-name-complex="Calibri"/>
    </style:style>
    <style:style style:name="P9" style:family="paragraph" style:parent-style-name="Standard">
      <style:paragraph-properties style:snap-to-layout-grid="false"/>
      <style:text-properties style:font-name="Calibri" officeooo:paragraph-rsid="00137e6d" style:font-name-complex="Calibri"/>
    </style:style>
    <style:style style:name="T1" style:family="text">
      <style:text-properties style:font-name="Calibri" fo:language="en" fo:country="GB" style:font-name-complex="Calibri"/>
    </style:style>
    <style:style style:name="T2" style:family="text">
      <style:text-properties style:font-name="Calibri" fo:language="en" fo:country="GB" fo:font-weight="bold" style:font-weight-asian="bold" style:font-name-complex="Calibri"/>
    </style:style>
    <style:style style:name="T3" style:family="text">
      <style:text-properties officeooo:rsid="00121cb7"/>
    </style:style>
    <style:style style:name="T4" style:family="text">
      <style:text-properties officeooo:rsid="0012f507"/>
    </style:style>
    <style:style style:name="T5" style:family="text">
      <style:text-properties style:font-name="Calibri" style:font-name-complex="Calibri"/>
    </style:style>
    <style:style style:name="T6" style:family="text">
      <style:text-properties officeooo:rsid="00137e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one conversations- INFO 1-</text:p>
      <text:p text:style-name="P1"/>
      <text:p text:style-name="Standard"><text:span text:style-name="T1">You are the manager of Renault Trucks and you noticed </text:span><text:span text:style-name="T2"><text:s/></text:span><text:span text:style-name="T1">the computer system of the company is completely outdated.</text:span></text:p>
      <text:p text:style-name="P2">You call an IT consultant to ask him for solutions.</text:p>
      <text:p text:style-name="Standard">1.Bonjour , IT solutions, Mike au telephone , je peux vous aider?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Hello, IT solutions, Mike on the phone, can i help you ?</text:p>
            <text:p text:style-name="P4"/>
          </table:table-cell>
        </table:table-row>
      </table:table>
      <text:p text:style-name="P4">2.Bonjour, Monsieur Mc Hardie, directeur de l’entreprise Renault Trucks . Je vous appelle car notre système informatique est complètement obsolète et <text:s/>j’ai besoin de conseils .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5">H<text:span text:style-name="T3">ello, mister Mc Hardie, director of Renault trucks. I call you because our informatique system is out and i need tips </text:span></text:p>
          </table:table-cell>
        </table:table-row>
      </table:table>
      <text:p text:style-name="P4">3. Bien sûr ! en mettant à jour les logiciels , cela améliorera la façon de travailler des employés. Nous pouvons vous fournir des programmes faits sur mesure adaptés aux besoins de l’entreprise.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6"><text:span text:style-name="T3">Yes of curse, if you update the software, that will upgrade the way to work of employes’. We can give custom programs adapted of your </text:span><text:span text:style-name="T4">needs</text:span></text:p>
          </table:table-cell>
        </table:table-row>
      </table:table>
      <text:p text:style-name="P4">4.Que suggérez-vous ?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7">What are you sugesting </text:p>
          </table:table-cell>
        </table:table-row>
      </table:table>
      <text:p text:style-name="P4">5.Ce dont vous avez besoin est un plan informatique. Nous devons trouver les meilleurs prestataires pour votre nouveau logiciel. Vous devez définir qui aura accès au logiciel . 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8"><text:span text:style-name="T4">What you need is an informatique plane. We need to find the best provider for your new software. You need define who have the acces of the software</text:span></text:p>
          </table:table-cell>
        </table:table-row>
      </table:table>
      <text:p text:style-name="P4">6.Il faudra aussi que nous puissions faire des sauvegardes de dossiers en continu.</text:p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8"><text:span text:style-name="T4">We need te be able to make files saves at all time </text:span></text:p>
          </table:table-cell>
        </table:table-row>
      </table:table>
      <text:p text:style-name="Standard"><text:span text:style-name="T5">7. Certainement . Il faudra aussi budgetiser l’installation et la maintenance du produit livrable. Il faudra estimer vos besoins en matériel .Les employés auront-ils besoin d’un ordinateur fixe ou un portable ?</text:span></text:p>
      <text:p text:style-name="P4">Je peux vous préparer un devis et vous envoyer une copie papier si vous le souhaitez .</text:p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8"><text:span text:style-name="T4">Certainly, it’ll budget the installation and the deliverable product’</text:span><text:span text:style-name="T6">s</text:span><text:span text:style-name="T4"> maintenance. You’ll need estimated yours material need. The employes will need </text:span><text:span text:style-name="T6">laptops and computers ? I can prepare a estimate et in send you a paper copy if you want </text:span></text:p>
          </table:table-cell>
        </table:table-row>
      </table:table>
      <text:p text:style-name="P4">8. D’accord. Merci beaucoup , j’attends votre proposition. Bonne journée , au revoir .</text:p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9"><text:span text:style-name="T6">Okay, Thank you very much, i wait your proposition. Have a good day, goodbye</text:span></text:p>
          </table:table-cell>
        </table:table-row>
      </table:table>
      <text:p text:style-name="P4">9. Je vous en prie, bonne journée à vous aussi , au revoir.</text:p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9"><text:span text:style-name="T6">Your welcome, have a good day too, goodbye </text:span></text:p>
          </table:table-cell>
        </table:table-row>
      </table:table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Phone conversations- INFO 1-</dc:title>
    <dc:subject/>
    <meta:keyword/>
    <dc:description/>
    <meta:initial-creator>Prensiers</meta:initial-creator>
    <meta:creation-date>2018-02-13T22:51:00</meta:creation-date>
    <dc:date>2025-11-26T11:29:10.125271800</dc:date>
    <meta:editing-cycles>4</meta:editing-cycles>
    <meta:editing-duration>PT9M37S</meta:editing-duration>
    <meta:document-statistic meta:table-count="9" meta:image-count="0" meta:object-count="0" meta:page-count="1" meta:paragraph-count="22" meta:word-count="388" meta:character-count="2242" meta:non-whitespace-character-count="1868"/>
    <meta:generator>LibreOffice/25.2.6.2$Windows_X86_64 LibreOffice_project/729c5bfe710f5eb71ed3bbde9e06a6065e9c6c5d</meta:generator>
  </office:meta>
</office:document-meta>
</file>